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99e2"/>
    </style:style>
    <style:style style:name="P2" style:family="paragraph" style:parent-style-name="Standard">
      <style:text-properties officeooo:paragraph-rsid="001271c3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0e99e2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18b773"/>
    </style:style>
    <style:style style:name="P5" style:family="paragraph" style:parent-style-name="Table_20_Contents">
      <style:text-properties officeooo:paragraph-rsid="0018475f"/>
    </style:style>
    <style:style style:name="P6" style:family="paragraph" style:parent-style-name="Table_20_Contents">
      <style:text-properties officeooo:paragraph-rsid="0018b773"/>
    </style:style>
    <style:style style:name="P7" style:family="paragraph" style:parent-style-name="Table_20_Contents">
      <style:text-properties officeooo:paragraph-rsid="00199df3"/>
    </style:style>
    <style:style style:name="P8" style:family="paragraph" style:parent-style-name="Table_20_Contents">
      <style:text-properties officeooo:rsid="0013cddc" officeooo:paragraph-rsid="0018b773"/>
    </style:style>
    <style:style style:name="P9" style:family="paragraph" style:parent-style-name="Table_20_Contents">
      <style:text-properties officeooo:rsid="00148e5f" officeooo:paragraph-rsid="0018b773"/>
    </style:style>
    <style:style style:name="P10" style:family="paragraph" style:parent-style-name="Table_20_Contents">
      <style:text-properties officeooo:rsid="00159ade" officeooo:paragraph-rsid="00199df3"/>
    </style:style>
    <style:style style:name="P1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e99e2"/>
    </style:style>
    <style:style style:name="P12" style:family="paragraph" style:parent-style-name="Header">
      <style:text-properties officeooo:paragraph-rsid="0022a6fb"/>
    </style:style>
    <style:style style:name="P13" style:family="paragraph" style:parent-style-name="Header">
      <style:text-properties fo:font-size="6pt" officeooo:paragraph-rsid="001dce04" style:font-size-asian="5.25pt" style:font-size-complex="6pt"/>
    </style:style>
    <style:style style:name="T1" style:family="text">
      <style:text-properties officeooo:rsid="00d936c0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0daa6d0" style:font-size-asian="11pt" style:font-size-complex="11pt"/>
    </style:style>
    <style:style style:name="T4" style:family="text">
      <style:text-properties style:font-name="Arial1" officeooo:rsid="00d2f3b4"/>
    </style:style>
    <style:style style:name="T5" style:family="text">
      <style:text-properties style:font-name="Arial1" officeooo:rsid="00daa6d0"/>
    </style:style>
    <style:style style:name="T6" style:family="text">
      <style:text-properties style:font-name="Arial1" fo:font-size="10pt" officeooo:rsid="00d2f3b4" style:font-size-asian="10pt" style:font-size-complex="10pt"/>
    </style:style>
    <style:style style:name="T7" style:family="text">
      <style:text-properties style:font-name="Arial1" fo:font-size="10pt" officeooo:rsid="00daa6d0" style:font-size-asian="10pt" style:font-size-complex="10pt"/>
    </style:style>
    <style:style style:name="T8" style:family="text">
      <style:text-properties fo:font-size="10pt" officeooo:rsid="00d936c0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rainer]" text:name="py3o.o.trainer_id.name"/>
        <text:user-field-decl office:value-type="string" office:string-value="[customer]" text:name="py3o.o.partner_id.name"/>
        <text:user-field-decl office:value-type="string" office:string-value="[duration]" text:name="py3o.o.duration"/>
        <text:user-field-decl office:value-type="string" office:string-value="[quotation]" text:name="py3o.o.quotation_id"/>
        <text:user-field-decl office:value-type="string" office:string-value="[content]" text:name="py3o.o.content"/>
        <text:user-field-decl office:value-type="string" office:string-value="[quotation]" text:name="py3o.o.quotation_id.name"/>
        <text:user-field-decl office:value-type="string" office:string-value="[agreement]" text:name="py3o.o.company_id.training_agreement"/>
      </text:user-field-decls>
      <text:p text:style-name="P11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3"><text:a xlink:type="simple" xlink:href="py3o://with=%22lang=obj.partner_id.lang%20or%20'en_US'%22" text:style-name="Internet_20_link" text:visited-style-name="Visited_20_Internet_20_Link"><text:span text:style-name="T6">with="lang=obj.partner_id.lang or 'en_US'"</text:span></text:a></text:p>
      <text:p text:style-name="P1"><text:a xlink:type="simple" xlink:href="py3o://with=%22o=obj.with_context(lang=lang)%22" text:style-name="Internet_20_link" text:visited-style-name="Visited_20_Internet_20_Link"><text:span text:style-name="T8">with="o=obj.with_context(lang=lang)"</text:span></text:a></text:p>
      <text:p text:style-name="P4"><text:a xlink:type="simple" xlink:href="py3o://function=%22setLang(lang)%22" text:style-name="Internet_20_link" text:visited-style-name="Visited_20_Internet_20_Link"><text:span text:style-name="T7">function="setLang(lang)"</text:span></text:a></text:p>
      <text:p text:style-name="P1"/>
      <text:p text:style-name="P1"><text:user-field-get text:name="py3o.o.trainer_id.name">[trainer]</text:user-field-get></text:p>
      <text:p text:style-name="P1"/>
      <text:p text:style-name="P1"/>
      <text:p text:style-name="P1"/>
      <text:p text:style-name="P2"><text:user-field-get text:name="py3o.o.duration">[duration]</text:user-field-get></text:p>
      <text:p text:style-name="P2"/>
      <text:p text:style-name="P2"><text:user-field-get text:name="py3o.o.content">[content]</text:user-field-get></text:p>
      <text:p text:style-name="P2"/>
      <text:p text:style-name="P8"><text:text-input text:description="py3o://function=&quot;formatLang(o.from_date, date=True)&quot;">[from_date]</text:text-input></text:p>
      <text:p text:style-name="P6"/>
      <text:p text:style-name="P9"><text:text-input text:description="py3o://function=&quot;formatLang(o.to_date, date=True)&quot;">[to_date]</text:text-input></text:p>
      <text:p text:style-name="P5"/>
      <text:p text:style-name="P10"><text:text-input text:description="py3o://function=&quot;format_multiline_value(o.partner_id._display_full_address())&quot;">[customer]</text:text-input></text:p>
      <text:p text:style-name="P7"/>
      <text:p text:style-name="P7"><text:user-field-get text:name="py3o.o.company_id.training_agreement">[agreement]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1.191cm"/>
    </style:style>
    <style:style style:name="MP1" style:family="paragraph" style:parent-style-name="Header">
      <style:text-properties officeooo:paragraph-rsid="0022a6fb"/>
    </style:style>
    <style:style style:name="MP2" style:family="paragraph" style:parent-style-name="Header">
      <style:text-properties fo:font-size="6pt" officeooo:paragraph-rsid="001dce04" style:font-size-asian="5.25pt" style:font-size-complex="6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2"/>
          <table:table-row table:style-name="Tableau1.1">
            <table:table-cell office:value-type="string">
              <text:p text:style-name="Table_20_Contents"><draw:frame draw:style-name="M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    <text:p text:style-name="Table_20_Contents"/>
            </table:table-cell>
            <table:table-cell office:value-type="string">
              <text:p text:style-name="MP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11:07.402664677</meta:creation-date>
    <meta:generator>LibreOffice/5.3.1.2$Linux_X86_64 LibreOffice_project/30m0$Build-2</meta:generator>
    <dc:date>2018-05-09T14:42:31.847630180</dc:date>
    <meta:editing-duration>PT1H15M5S</meta:editing-duration>
    <meta:editing-cycles>19</meta:editing-cycles>
    <meta:document-statistic meta:table-count="1" meta:image-count="0" meta:object-count="0" meta:page-count="1" meta:paragraph-count="13" meta:word-count="24" meta:character-count="239" meta:non-whitespace-character-count="235"/>
  </office:meta>
</office:document-meta>
</file>